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800000247AA2C32935EB2E2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7.863cm" svg:x="-0.045cm" svg:y="0.295cm">
          <draw:image xlink:href="Pictures/100000000000045800000247AA2C32935EB2E2A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12T10:57:18.856000000</dc:date>
    <meta:editing-duration>PT2M21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